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8F07C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454cm" fo:margin-left="0.019cm" fo:margin-right="-0.012cm" style:page-number="auto" table:align="margins" style:writing-mode="lr-tb"/>
    </style:style>
    <style:style style:name="Table1.A" style:family="table-column">
      <style:table-column-properties style:column-width="2.374cm" style:rel-column-width="8431*"/>
    </style:style>
    <style:style style:name="Table1.B" style:family="table-column">
      <style:table-column-properties style:column-width="4.376cm" style:rel-column-width="15541*"/>
    </style:style>
    <style:style style:name="Table1.C" style:family="table-column">
      <style:table-column-properties style:column-width="4.036cm" style:rel-column-width="14332*"/>
    </style:style>
    <style:style style:name="Table1.D" style:family="table-column">
      <style:table-column-properties style:column-width="1.425cm" style:rel-column-width="5061*"/>
    </style:style>
    <style:style style:name="Table1.E" style:family="table-column">
      <style:table-column-properties style:column-width="2.544cm" style:rel-column-width="9032*"/>
    </style:style>
    <style:style style:name="Table1.F" style:family="table-column">
      <style:table-column-properties style:column-width="3.699cm" style:rel-column-width="13138*"/>
    </style:style>
    <style:style style:name="Table1.1" style:family="table-row">
      <style:table-row-properties style:min-row-height="2.491cm" style:keep-together="false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1.2" style:family="table-row">
      <style:table-row-properties style:min-row-height="0.49cm" style:keep-together="false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1.3" style:family="table-row">
      <style:table-row-properties style:min-row-height="0.882cm" style:keep-together="false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5" style:family="table-row">
      <style:table-row-properties style:min-row-height="0.395cm" style:keep-together="false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7" style:family="table-row">
      <style:table-row-properties style:min-row-height="8.634cm" style:keep-together="false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8.454cm" fo:margin-left="0.019cm" fo:margin-right="-0.012cm" table:align="margins" style:writing-mode="lr-tb"/>
    </style:style>
    <style:style style:name="Table2.A" style:family="table-column">
      <style:table-column-properties style:column-width="18.454cm" style:rel-column-width="65535*"/>
    </style:style>
    <style:style style:name="Table2.1" style:family="table-row">
      <style:table-row-properties style:min-row-height="0.882cm" style:keep-together="false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8.269cm" style:keep-together="false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8.452cm" fo:margin-left="0.019cm" fo:margin-right="-0.011cm" table:align="margins" style:writing-mode="lr-tb"/>
    </style:style>
    <style:style style:name="Table3.A" style:family="table-column">
      <style:table-column-properties style:column-width="18.452cm" style:rel-column-width="65535*"/>
    </style:style>
    <style:style style:name="Table3.1" style:family="table-row">
      <style:table-row-properties style:min-row-height="0.882cm" style:keep-together="false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2" style:family="table-row">
      <style:table-row-properties style:min-row-height="8.634cm" style:keep-together="false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8.646cm" fo:margin-left="0.019cm" fo:margin-right="-0.205cm" table:align="margins" style:writing-mode="lr-tb"/>
    </style:style>
    <style:style style:name="Table4.A" style:family="table-column">
      <style:table-column-properties style:column-width="4.918cm" style:rel-column-width="17284*"/>
    </style:style>
    <style:style style:name="Table4.B" style:family="table-column">
      <style:table-column-properties style:column-width="2.681cm" style:rel-column-width="9423*"/>
    </style:style>
    <style:style style:name="Table4.C" style:family="table-column">
      <style:table-column-properties style:column-width="10.888cm" style:rel-column-width="38269*"/>
    </style:style>
    <style:style style:name="Table4.D" style:family="table-column">
      <style:table-column-properties style:column-width="0.159cm" style:rel-column-width="559*"/>
    </style:style>
    <style:style style:name="Table4.1" style:family="table-row">
      <style:table-row-properties style:min-row-height="0.427cm" style:keep-together="false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4.2" style:family="table-row">
      <style:table-row-properties style:min-row-height="0.792cm" style:keep-together="false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D2" style:family="table-cell">
      <style:table-cell-properties fo:padding="0cm" fo:border-left="0.018cm solid #000000" fo:border-right="none" fo:border-top="none" fo:border-bottom="none"/>
    </style:style>
    <style:style style:name="Table4.3" style:family="table-row">
      <style:table-row-properties style:min-row-height="0.935cm" style:keep-together="false" fo:keep-together="always"/>
    </style:style>
    <style:style style:name="Table4.4" style:family="table-row">
      <style:table-row-properties style:min-row-height="0.423cm" style:keep-together="false" fo:keep-together="always"/>
    </style:style>
    <style:style style:name="Table4.8" style:family="table-row">
      <style:table-row-properties style:min-row-height="0.123cm" style:keep-together="false" fo:keep-together="always"/>
    </style:style>
    <style:style style:name="Table4.A10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style:font-size-asian="12pt"/>
    </style:style>
    <style:style style:name="P7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style:font-name-complex="Helvetica"/>
    </style:style>
    <style:style style:name="P13" style:family="paragraph" style:parent-style-name="Standard" style:list-style-name="L1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4" style:family="paragraph" style:parent-style-name="Standard" style:list-style-name="L2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5" style:family="paragraph" style:parent-style-name="Heading_20_3">
      <style:paragraph-properties style:snap-to-layout-grid="false"/>
      <style:text-properties fo:font-weight="bold" style:font-weight-asian="bold"/>
    </style:style>
    <style:style style:name="P16" style:family="paragraph" style:parent-style-name="Heading_20_3">
      <style:paragraph-properties fo:text-align="center" style:justify-single-word="false"/>
      <style:text-properties style:font-name="Helvetica" fo:font-size="10pt" style:font-size-asian="10pt" style:font-name-complex="Helvetica" style:font-size-complex="10pt"/>
    </style:style>
    <style:style style:name="P17" style:family="paragraph" style:parent-style-name="Heading_20_4">
      <style:text-properties style:font-name="Helvetica" style:font-name-complex="Helvetica"/>
    </style:style>
    <style:style style:name="P18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9" style:family="paragraph" style:parent-style-name="Heading_20_1">
      <style:text-properties fo:font-weight="bold" style:font-weight-asian="bold"/>
    </style:style>
    <style:style style:name="P20" style:family="paragraph" style:parent-style-name="Heading_20_1">
      <style:paragraph-properties style:snap-to-layout-grid="false"/>
      <style:text-properties fo:font-weight="bold" style:font-weight-asian="bold"/>
    </style:style>
    <style:style style:name="P21" style:family="paragraph" style:parent-style-name="Heading_20_1">
      <style:text-properties style:font-name="Helvetica" style:font-name-complex="Helvetica"/>
    </style:style>
    <style:style style:name="P22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T1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8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2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0" text:outline-level="1"/>
          </table:table-cell>
          <table:table-cell table:style-name="Table1.A2" table:number-columns-spanned="2" office:value-type="string">
            <text:h text:style-name="P15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h text:style-name="P19" text:outline-level="1">Project</text:h>
          </table:table-cell>
          <table:table-cell table:style-name="Table1.A3" table:number-columns-spanned="3" office:value-type="string">
            <text:h text:style-name="P16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02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Marko Brčić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13.01.14</text:p>
          </table:table-cell>
        </table:table-row>
        <table:table-row table:style-name="Table1.5"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151579089594788014" text:style-name="L1">
              <text:list-item>
                <text:p text:style-name="P13">Deployed the newest <text:s/>version of app to virtual machine</text:p>
              </text:list-item>
              <text:list-item>
                <text:p text:style-name="P13">Updated the class diagrams</text:p>
              </text:list-item>
              <text:list-item>
                <text:p text:style-name="P13">Updated the page sketches in design document</text:p>
              </text:list-item>
              <text:list-item>
                <text:p text:style-name="P13">Updated the class diagrams in design document</text:p>
              </text:list-item>
              <text:list-item>
                <text:p text:style-name="P13">Made the presentation in Prezi</text:p>
              </text:list-item>
              <text:list-item>
                <text:p text:style-name="P13">Configured the VM so the app can work with pictures</text:p>
              </text:list-item>
              <text:list-item>
                <text:p text:style-name="P13">Changed the code so the app doesn't have the pictures hard-coded, rather to </text:p>
                <text:p text:style-name="P13"><text:s/>fetch the last one parsed for both cameras</text:p>
                <text:p text:style-name="P13"/>
                <text:p text:style-name="P1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6763277501814059410" text:style-name="L2">
              <text:list-item>
                <text:p text:style-name="P14">Other team members not knowing how to edit Prezi</text:p>
                <text:p text:style-name="P14"/>
                <text:p text:style-name="P14"/>
                <text:p text:style-name="P14"/>
                <text:p text:style-name="P14"/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28638190" text:continue-numbering="true" text:style-name="L2">
              <text:list-item>
                <text:p text:style-name="P14">No work :-)</text:p>
                <text:p text:style-name="P14"/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17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1" text:outline-level="1">Monday</text:h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>7</text:p>
          </table:table-cell>
          <table:table-cell table:style-name="Table4.A2" office:value-type="string">
            <text:p text:style-name="P10">Presentation in Prezi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0">10</text:p>
          </table:table-cell>
          <table:table-cell table:style-name="Table4.A2" office:value-type="string">
            <text:p text:style-name="P10">Presentation in Prezi, documentation, deployment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A2" office:value-type="string">
            <text:p text:style-name="P10">2</text:p>
          </table:table-cell>
          <table:table-cell table:style-name="Table4.A2" office:value-type="string">
            <text:p text:style-name="P10">Presentation</text:p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A10" office:value-type="string">
            <text:p text:style-name="P10">2</text:p>
          </table:table-cell>
          <table:table-cell table:style-name="Table4.A10" office:value-type="string">
            <text:p text:style-name="P10">Documentation, week report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7">Total Hours</text:p>
          </table:table-cell>
          <table:table-cell table:style-name="Table4.A11" office:value-type="string">
            <text:p text:style-name="P12">21</text:p>
          </table:table-cell>
          <table:table-cell table:style-name="Table4.A11" office:value-type="string">
            <text:p text:style-name="P11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arko Brčić</dc:creator>
    <dc:date>2014-01-13T08:47:11.54</dc:date>
    <meta:print-date>1998-10-09T11:53:00</meta:print-date>
    <meta:editing-cycles>37</meta:editing-cycles>
    <meta:editing-duration>PT2H38M14S</meta:editing-duration>
    <meta:generator>OpenOffice/4.0.1$Win32 OpenOffice.org_project/401m5$Build-9714</meta:generator>
    <meta:document-statistic meta:table-count="4" meta:image-count="3" meta:object-count="0" meta:page-count="2" meta:paragraph-count="44" meta:word-count="138" meta:character-count="771"/>
  </office:meta>
</office:document-meta>
</file>